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sic bug after graphics changes List</text:p>
      <text:p text:style-name="P2"/>
      <text:p text:style-name="P2">-Dragging blue squares don't work - done</text:p>
      <text:p text:style-name="P2">-Animation not working correctly</text:p>
      <text:p text:style-name="P2">-big sites - done</text:p>
      <text:p text:style-name="P2">-No resource counter - done</text:p>
      <text:p text:style-name="P2">-No selection square on some buildings and selection square is wrong size - done</text:p>
      <text:p text:style-name="P2">-Creating unit in building causes error, unit doesn't appear on building unit list -done</text:p>
      <text:p text:style-name="P2">-When a unit is created in a queue two units appear – done</text:p>
      <text:p text:style-name="P2">-Cant see unit feet – done</text:p>
      <text:p text:style-name="P2">-clicking on squares is off - done</text:p>
      <text:p text:style-name="P2">-Some units can't display - done</text:p>
      <text:p text:style-name="P2"><text:tab/>-Hound – anim broken -done</text:p>
      <text:p text:style-name="P2"><text:tab/>-Giant – anim broken -done</text:p>
      <text:p text:style-name="P2"><text:tab/>-Spearman – anim broken -done</text:p>
      <text:p text:style-name="P2"><text:tab/>-Swordsman-done</text:p>
      <text:p text:style-name="P2">-Client message thread error – attempted</text:p>
      <text:p text:style-name="P2">-Unit and building model icon not on button</text:p>
      <text:p text:style-name="P2">-Button textures</text:p>
      <text:p text:style-name="P2"/>
      <text:p text:style-name="P2">-Can select other players units</text:p>
      <text:p text:style-name="P2">-Can't attack enemy player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rry Martin</meta:initial-creator>
    <meta:creation-date>2016-09-06T11:29:11.84</meta:creation-date>
    <dc:date>2016-09-12T11:01:18.95</dc:date>
    <dc:creator>Harry Martin</dc:creator>
    <meta:editing-duration>PT15H18M16S</meta:editing-duration>
    <meta:editing-cycles>24</meta:editing-cycles>
    <meta:generator>OpenOffice/4.1.2$Win32 OpenOffice.org_project/412m3$Build-9782</meta:generator>
    <meta:document-statistic meta:table-count="0" meta:image-count="0" meta:object-count="0" meta:page-count="1" meta:paragraph-count="20" meta:word-count="127" meta:character-count="729"/>
  </office:meta>
</office:document-meta>
</file>